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6d6d" draw:textarea-horizontal-align="justify" draw:textarea-vertical-align="middle" draw:auto-grow-height="false" fo:min-height="3.761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2" style:family="graphic" style:parent-style-name="objectwithoutfill">
      <style:graphic-properties svg:stroke-width="0.106cm" svg:stroke-color="#ff3838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ff3838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hatch" draw:fill-color="#cccccc" draw:fill-hatch-name="Black_20_45_20_Degrees_20_Wide" draw:textarea-horizontal-align="justify" draw:textarea-vertical-align="middle" draw:auto-grow-height="false" fo:min-height="2.262cm" fo:min-width="3.282cm" fo:padding-top="0.139cm" fo:padding-bottom="0.139cm" fo:padding-left="0.264cm" fo:padding-right="0.264cm" draw:shadow="hidden" draw:shadow-offset-x="0.282cm" draw:shadow-offset-y="0.282cm" draw:shadow-color="#666666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299cm" fo:min-width="2.515cm" fo:padding-top="0.142cm" fo:padding-bottom="0.142cm" fo:padding-left="0.267cm" fo:padding-right="0.267cm" draw:shadow="visible" draw:shadow-offset-x="0.282cm" draw:shadow-offset-y="0.282cm"/>
    </style:style>
    <style:style style:name="gr7" style:family="graphic" style:parent-style-name="standard">
      <style:graphic-properties svg:stroke-width="0.106cm" svg:stroke-color="#000000" draw:marker-start-width="0.358cm" draw:marker-end="Symmetric_20_Arrow" draw:marker-end-width="0.358cm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000000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304cm" fo:min-width="2.515cm" fo:padding-top="0.142cm" fo:padding-bottom="0.142cm" fo:padding-left="0.267cm" fo:padding-right="0.267cm" draw:shadow="visible" draw:shadow-offset-x="0.282cm" draw:shadow-offset-y="0.282cm"/>
    </style:style>
    <style:style style:name="gr10" style:family="graphic" style:parent-style-name="standard">
      <style:graphic-properties svg:stroke-width="0.106cm" svg:stroke-color="#000000" draw:marker-start-width="0.359cm" draw:marker-end="Symmetric_20_Arrow" draw:marker-end-width="0.359cm" draw:fill-color="#000000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textarea-horizontal-align="justify" draw:textarea-vertical-align="middle" draw:auto-grow-height="false" fo:min-height="0.992cm" fo:min-width="11.41cm" fo:padding-top="0.139cm" fo:padding-bottom="0.139cm" fo:padding-left="0.264cm" fo:padding-right="0.264cm"/>
    </style:style>
    <style:style style:name="gr12" style:family="graphic" style:parent-style-name="objectwithoutfill">
      <style:graphic-properties svg:stroke-width="0.106cm" svg:stroke-color="#000000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000000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2.256cm" fo:min-width="2.514cm" fo:padding-top="0.142cm" fo:padding-bottom="0.142cm" fo:padding-left="0.267cm" fo:padding-right="0.267cm" draw:shadow="visible" draw:shadow-offset-x="0.282cm" draw:shadow-offset-y="0.282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-color="#ff6d6d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16" style:family="graphic" style:parent-style-name="objectwithoutfill">
      <style:graphic-properties svg:stroke-width="0.106cm" svg:stroke-color="#ff3838" draw:marker-start="Symmetric_20_Arrow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f6d6d"/>
      <style:paragraph-properties fo:text-align="center"/>
      <style:text-properties style:font-name="Source Code Pro1" fo:font-size="18pt" style:font-size-asian="18pt" style:font-size-complex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hatch" draw:fill-color="#cccccc" draw:fill-hatch-name="Black_20_45_20_Degrees_20_Wide"/>
      <style:paragraph-properties fo:text-align="center"/>
      <style:text-properties style:font-name="Source Code Pro1" fo:font-size="18pt" style:font-size-asian="18pt" style:font-size-complex="18pt"/>
    </style:style>
    <style:style style:name="P5" style:family="paragraph">
      <loext:graphic-properties draw:fill-color="#eeeeee"/>
      <style:paragraph-properties fo:text-align="center"/>
      <style:text-properties style:font-name="Source Code Pro1" fo:font-size="18pt" style:font-size-asian="18pt" style:font-size-complex="18pt"/>
    </style:style>
    <style:style style:name="P6" style:family="paragraph">
      <loext:graphic-properties draw:fill="solid" draw:fill-color="#eeeeee"/>
      <style:paragraph-properties fo:text-align="center"/>
      <style:text-properties style:font-name="Source Code Pro1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hatch" draw:fill-color="#dde8cb" draw:fill-hatch-name="Black_20_45_20_Degrees_20_Wide"/>
      <style:paragraph-properties fo:text-align="center"/>
      <style:text-properties style:font-name="Source Code Pro1"/>
    </style:style>
    <style:style style:name="T1" style:family="text">
      <style:text-properties style:font-name="Source Code Pro1" fo:font-size="18pt" style:font-size-asian="18pt" style:font-size-complex="18pt"/>
    </style:style>
    <style:style style:name="T2" style:family="text">
      <style:text-properties style:font-name="Source Code Pr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4.039cm" svg:x="14.78cm" svg:y="16.756cm">
          <text:p text:style-name="P1"><text:span text:style-name="T1">Transport</text:span></text:p>
          <text:p text:style-name="P1"><text:span text:style-name="T1">&amp; Deep </text:span></text:p>
          <text:p text:style-name="P1"><text:span text:style-name="T1">Packet</text:span></text:p>
          <text:p text:style-name="P1"><text:span text:style-name="T1">Firewall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0cm -0.01cm" svg:x1="18.59cm" svg:y1="18.775cm" svg:x2="11.859cm" svg:y2="11.997cm" draw:start-shape="id1" draw:start-glue-point="1" draw:end-shape="id2" draw:end-glue-point="0" svg:d="M18590 18775h796v-7302h-7527v524" svg:viewBox="0 0 7528 7303">
          <text:p/>
        </draw:connector>
        <draw:connector draw:style-name="gr3" draw:text-style-name="P3" draw:layer="layout" svg:x1="11.859cm" svg:y1="14.537cm" svg:x2="16.685cm" svg:y2="16.756cm" draw:start-shape="id2" draw:start-glue-point="2" draw:end-shape="id1" draw:end-glue-point="0" svg:d="M11859 14537v1250h4826v969" svg:viewBox="0 0 4827 2220">
          <text:p/>
        </draw:connector>
        <draw:custom-shape draw:style-name="gr4" draw:text-style-name="P4" xml:id="id3" draw:id="id3" draw:layer="layout" svg:width="3.81cm" svg:height="2.54cm" svg:x="5.509cm" svg:y="0.397cm">
          <text:p text:style-name="P1"><text:span text:style-name="T1">Link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3.81cm" svg:height="2.54cm" svg:x="5.506cm" svg:y="4.207cm">
          <text:p text:style-name="P1"><text:span text:style-name="T1">Internet</text:span></text:p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" draw:id="id5" draw:layer="layout" svg:width="3.048cm" svg:height="2.532cm" svg:x="5.89cm" svg:y="8.06cm">
          <text:p text:style-name="P1"><text:span text:style-name="T2">Segment</text:span></text:p>
          <text:p text:style-name="P1"><text:span text:style-name="T2">I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" draw:layer="layout" svg:x1="7.414cm" svg:y1="2.937cm" svg:x2="7.411cm" svg:y2="4.207cm" draw:start-shape="id3" draw:start-glue-point="2" draw:end-shape="id4" draw:end-glue-point="0" svg:d="M7414 2937v635h-3v635" svg:viewBox="0 0 4 1271">
          <text:p/>
        </draw:connector>
        <draw:custom-shape draw:style-name="gr5" draw:text-style-name="P5" xml:id="id2" draw:id="id2" draw:layer="layout" svg:width="3.81cm" svg:height="2.54cm" svg:x="9.954cm" svg:y="11.997cm">
          <text:p text:style-name="P1"><text:span text:style-name="T1">Transport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7.414cm" svg:y1="10.592cm" svg:x2="11.859cm" svg:y2="11.997cm" draw:start-shape="id5" draw:start-glue-point="7" draw:end-shape="id2" draw:end-glue-point="0" svg:d="M7414 10592v846h4445v559" svg:viewBox="0 0 4446 1406">
          <text:p/>
        </draw:connector>
        <draw:custom-shape draw:style-name="gr9" draw:text-style-name="P6" xml:id="id6" draw:id="id6" draw:layer="layout" svg:width="3.048cm" svg:height="2.54cm" svg:x="10.329cm" svg:y="17.507cm">
          <text:p text:style-name="P1"><text:span text:style-name="T2">Data</text:span></text:p>
          <text:p text:style-name="P1"><text:span text:style-name="T2">In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6" xml:id="id7" draw:id="id7" draw:layer="layout" svg:width="3.048cm" svg:height="2.54cm" svg:x="6.484cm" svg:y="17.507cm">
          <text:p text:style-name="P1"><text:span text:style-name="T2">Data</text:span></text:p>
          <text:p text:style-name="P1"><text:span text:style-name="T2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7" draw:layer="layout" svg:x1="11.859cm" svg:y1="14.537cm" svg:x2="11.853cm" svg:y2="17.507cm" draw:start-shape="id2" draw:start-glue-point="2" draw:end-shape="id6" draw:end-glue-point="5" svg:d="M11859 14537v1624h-6v1346" svg:viewBox="0 0 7 2971">
          <text:p/>
        </draw:connector>
        <draw:connector draw:style-name="gr10" draw:text-style-name="P7" draw:layer="layout" draw:line-skew="-0.27cm" svg:x1="11.859cm" svg:y1="14.537cm" svg:x2="8.008cm" svg:y2="17.507cm" draw:start-shape="id2" draw:start-glue-point="2" draw:end-shape="id7" draw:end-glue-point="5" svg:d="M11859 14537v1354h-3851v1616" svg:viewBox="0 0 3852 2971">
          <text:p/>
        </draw:connector>
        <draw:custom-shape draw:style-name="gr11" draw:text-style-name="P8" draw:layer="layout" svg:width="11.938cm" svg:height="1.27cm" svg:x="3.715cm" svg:y="21.344cm">
          <text:p text:style-name="P1"><text:span text:style-name="T2">Interface</text:span>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4.62cm" svg:y1="21.252cm" svg:x2="4.62cm" svg:y2="13.224cm">
          <text:p/>
        </draw:line>
        <draw:line draw:style-name="gr13" draw:text-style-name="P3" draw:layer="layout" svg:x1="4.62cm" svg:y1="13.251cm" svg:x2="9.954cm" svg:y2="13.267cm">
          <text:p/>
        </draw:line>
        <draw:line draw:style-name="gr13" draw:text-style-name="P3" draw:layer="layout" svg:x1="7.922cm" svg:y1="21.252cm" svg:x2="7.922cm" svg:y2="20.109cm">
          <text:p/>
        </draw:line>
        <draw:line draw:style-name="gr13" draw:text-style-name="P3" draw:layer="layout" svg:x1="11.859cm" svg:y1="20.109cm" svg:x2="11.864cm" svg:y2="21.395cm">
          <text:p/>
        </draw:line>
        <draw:custom-shape draw:style-name="gr9" draw:text-style-name="P6" xml:id="id8" draw:id="id8" draw:layer="layout" svg:width="3.048cm" svg:height="2.54cm" svg:x="18.669cm" svg:y="8.025cm">
          <text:p text:style-name="P1"><text:span text:style-name="T2">Segment</text:span></text:p>
          <text:p text:style-name="P1"><text:span text:style-name="T2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1" xml:id="id12" draw:id="id12" draw:layer="layout" svg:x1="13.764cm" svg:y1="13.267cm" svg:x2="20.193cm" svg:y2="10.565cm" draw:start-shape="id2" draw:start-glue-point="1" draw:end-shape="id8" draw:end-glue-point="7" svg:d="M13764 13267h6429v-2702" svg:viewBox="0 0 6430 2703">
          <text:p/>
        </draw:connector>
        <draw:custom-shape draw:style-name="gr5" draw:text-style-name="P5" xml:id="id9" draw:id="id9" draw:layer="layout" svg:width="3.81cm" svg:height="2.54cm" svg:x="18.288cm" svg:y="4.207cm">
          <text:p text:style-name="P1"><text:span text:style-name="T1">Internet</text:span></text:p>
          <text:p text:style-name="P1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10" draw:id="id10" draw:layer="layout" svg:width="3.048cm" svg:height="2.54cm" draw:transform="rotate (-3.14159265358979) translate (17.618cm 2.937cm)">
          <text:p text:style-name="P1"><text:span text:style-name="T2">Frame</text:span></text:p>
          <text:p text:style-name="P1"><text:span text:style-name="T2">Out</text:span></text:p>
          <draw:enhanced-geometry svg:viewBox="0 0 88 21600" draw:mirror-vertical="tru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1" draw:layer="layout" svg:x1="20.193cm" svg:y1="8.025cm" svg:x2="20.193cm" svg:y2="6.747cm" draw:start-shape="id8" draw:start-glue-point="5" draw:end-shape="id9" draw:end-glue-point="2" svg:d="M20193 8025v-1278" svg:viewBox="0 0 1 1279">
          <text:p/>
        </draw:connector>
        <draw:connector draw:style-name="gr8" draw:text-style-name="P1" draw:layer="layout" svg:x1="20.193cm" svg:y1="4.207cm" svg:x2="17.618cm" svg:y2="1.668cm" draw:start-shape="id9" draw:start-glue-point="0" draw:end-shape="id10" draw:end-glue-point="8" svg:d="M20193 4207v-2539h-2575" svg:viewBox="0 0 2576 2540">
          <text:p/>
        </draw:connector>
        <draw:connector draw:style-name="gr8" draw:text-style-name="P1" draw:layer="layout" svg:x1="14.571cm" svg:y1="1.668cm" svg:x2="9.319cm" svg:y2="1.667cm" draw:start-shape="id10" draw:start-glue-point="6" draw:end-shape="id3" draw:end-glue-point="1" svg:d="M14571 1668h-2628v-1h-2624" svg:viewBox="0 0 5253 2">
          <text:p/>
        </draw:connector>
        <draw:custom-shape draw:style-name="gr15" draw:text-style-name="P2" xml:id="id11" draw:id="id11" draw:layer="layout" svg:width="3.81cm" svg:height="2.54cm" svg:x="0.281cm" svg:y="8.052cm">
          <text:p text:style-name="P1"><text:span text:style-name="T1">Int</text:span><text:span text:style-name="T1">ern</text:span><text:span text:style-name="T1">et</text:span></text:p>
          <text:p text:style-name="P1"><text:span text:style-name="T1">Fir</text:span><text:span text:style-name="T1">ewa</text:span><text:span text:style-name="T1">ll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7.411cm" svg:y1="6.747cm" svg:x2="2.186cm" svg:y2="8.052cm" draw:start-shape="id4" draw:start-glue-point="2" draw:end-shape="id11" draw:end-glue-point="0" svg:d="M7411 6747v796h-2471v-5h-2754v514" svg:viewBox="0 0 5226 1306">
          <text:p/>
        </draw:connector>
        <draw:connector draw:style-name="gr8" draw:text-style-name="P1" draw:layer="layout" svg:x1="7.411cm" svg:y1="6.747cm" svg:x2="7.414cm" svg:y2="8.06cm" draw:start-shape="id4" draw:start-glue-point="2" draw:end-shape="id5" draw:end-glue-point="5" svg:d="M7411 6747v796h3v517" svg:viewBox="0 0 4 1314">
          <text:p/>
        </draw:connector>
        <draw:connector draw:style-name="gr3" draw:text-style-name="P3" draw:layer="layout" svg:x1="4.091cm" svg:y1="9.322cm" svg:x2="5.89cm" svg:y2="9.326cm" draw:start-shape="id11" draw:start-glue-point="1" draw:end-shape="id5" draw:end-glue-point="6" svg:d="M4091 9322h1039v4h760" svg:viewBox="0 0 1800 5">
          <text:p/>
        </draw:connector>
        <draw:connector draw:style-name="gr16" draw:text-style-name="P3" draw:layer="layout" svg:x1="13.377cm" svg:y1="18.777cm" svg:x2="14.78cm" svg:y2="18.775cm" draw:start-shape="id6" draw:start-glue-point="8" draw:end-shape="id1" draw:end-glue-point="3" svg:d="M13377 18777h845v-2h558" svg:viewBox="0 0 1404 3">
          <text:p/>
        </draw:connector>
        <draw:custom-shape draw:style-name="gr15" draw:text-style-name="P2" xml:id="id13" draw:id="id13" draw:layer="layout" svg:width="3.81cm" svg:height="2.54cm" svg:x="23.543cm" svg:y="8.019cm">
          <text:p text:style-name="P1"><text:span text:style-name="T1">Ou</text:span><text:span text:style-name="T1">tg</text:span><text:span text:style-name="T1">oi</text:span><text:span text:style-name="T1">ng</text:span></text:p>
          <text:p text:style-name="P1"><text:span text:style-name="T1">Fi</text:span><text:span text:style-name="T1">re</text:span><text:span text:style-name="T1">wa</text:span><text:span text:style-name="T1">ll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0.193cm" svg:y1="13.267cm" svg:x2="25.448cm" svg:y2="10.559cm" draw:start-shape="id12" draw:start-glue-point="0" draw:end-shape="id13" draw:end-glue-point="2" svg:d="M20193 13267h5255v-2708" svg:viewBox="0 0 5256 2709">
          <text:p/>
        </draw:connector>
        <draw:connector draw:style-name="gr3" draw:text-style-name="P3" draw:layer="layout" svg:x1="23.543cm" svg:y1="9.289cm" svg:x2="21.717cm" svg:y2="9.295cm" draw:start-shape="id13" draw:start-glue-point="3" draw:end-shape="id8" draw:end-glue-point="8" svg:d="M23543 9289h-769v6h-1057" svg:viewBox="0 0 1827 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9:49:40.083229256</meta:creation-date>
    <dc:date>2019-08-20T09:22:29.984792975</dc:date>
    <meta:editing-duration>PT50M41S</meta:editing-duration>
    <meta:editing-cycles>12</meta:editing-cycles>
    <meta:generator>LibreOffice/6.2.5.2$Linux_X86_64 LibreOffice_project/20$Build-2</meta:generator>
    <meta:document-statistic meta:object-count="33"/>
  </office:meta>
</office:document-meta>
</file>